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3" office:value-type="string" calcext:value-type="string">
            <text:p>NewProgram</text:p>
          </table:table-cell>
          <table:table-cell office:value-type="string" calcext:value-type="string">
            <text:p>New Program</text:p>
          </table:table-cell>
        </table:table-row>
        <table:table-row table:style-name="ro1">
          <table:table-cell table:style-name="ce3"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number-rows-repeated="504">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table:formula="of:=IF([en.B37]=&quot;&quot;;&quot;&quot;;[en.B37])" office:value-type="string" office:string-value="All cache images were successfully deleted." calcext:value-type="string">
            <text:p>All cache images were successfully deleted.</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é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text:p/>
          </table:table-cell>
          <table:table-cell table:formula="of:=IF([en.B71]=&quot;&quot;;&quot;&quot;;[en.B71])">
            <text:p/>
          </table:table-cell>
        </table:table-row>
        <table:table-row table:style-name="ro1">
          <table:table-cell table:formula="of:=IF([en.A72]=&quot;&quot;;&quot;&quot;;[en.A72])">
            <text:p/>
          </table:table-cell>
          <table:table-cell table:formula="of:=IF([en.B72]=&quot;&quot;;&quot;&quot;;[en.B72])">
            <text:p/>
          </table:table-cell>
        </table:table-row>
        <table:table-row table:style-name="ro1">
          <table:table-cell table:formula="of:=IF([en.A73]=&quot;&quot;;&quot;&quot;;[en.A73])">
            <text:p/>
          </table:table-cell>
          <table:table-cell table:formula="of:=IF([en.B73]=&quot;&quot;;&quot;&quot;;[en.B73])">
            <text:p/>
          </table:table-cell>
        </table:table-row>
        <table:table-row table:style-name="ro1">
          <table:table-cell table:formula="of:=IF([en.A74]=&quot;&quot;;&quot;&quot;;[en.A74])">
            <text:p/>
          </table:table-cell>
          <table:table-cell table:formula="of:=IF([en.B74]=&quot;&quot;;&quot;&quot;;[en.B74])">
            <text:p/>
          </table:table-cell>
        </table:table-row>
        <table:table-row table:style-name="ro1">
          <table:table-cell table:formula="of:=IF([en.A75]=&quot;&quot;;&quot;&quot;;[en.A75])">
            <text:p/>
          </table:table-cell>
          <table:table-cell table:formula="of:=IF([en.B75]=&quot;&quot;;&quot;&quot;;[en.B75])">
            <text:p/>
          </table:table-cell>
        </table:table-row>
        <table:table-row table:style-name="ro1">
          <table:table-cell table:formula="of:=IF([en.A76]=&quot;&quot;;&quot;&quot;;[en.A76])">
            <text:p/>
          </table:table-cell>
          <table:table-cell table:formula="of:=IF([en.B76]=&quot;&quot;;&quot;&quot;;[en.B76])">
            <text:p/>
          </table:table-cell>
        </table:table-row>
        <table:table-row table:style-name="ro1">
          <table:table-cell table:formula="of:=IF([en.A77]=&quot;&quot;;&quot;&quot;;[en.A77])">
            <text:p/>
          </table:table-cell>
          <table:table-cell table:formula="of:=IF([en.B77]=&quot;&quot;;&quot;&quot;;[en.B77])">
            <text:p/>
          </table:table-cell>
        </table:table-row>
        <table:table-row table:style-name="ro1">
          <table:table-cell table:formula="of:=IF([en.A78]=&quot;&quot;;&quot;&quot;;[en.A78])">
            <text:p/>
          </table:table-cell>
          <table:table-cell table:formula="of:=IF([en.B78]=&quot;&quot;;&quot;&quot;;[en.B78])">
            <text:p/>
          </table:table-cell>
        </table:table-row>
        <table:table-row table:style-name="ro1">
          <table:table-cell table:formula="of:=IF([en.A79]=&quot;&quot;;&quot;&quot;;[en.A79])">
            <text:p/>
          </table:table-cell>
          <table:table-cell table:formula="of:=IF([en.B79]=&quot;&quot;;&quot;&quot;;[en.B79])">
            <text:p/>
          </table:table-cell>
        </table:table-row>
        <table:table-row table:style-name="ro1">
          <table:table-cell table:formula="of:=IF([en.A80]=&quot;&quot;;&quot;&quot;;[en.A80])">
            <text:p/>
          </table:table-cell>
          <table:table-cell table:formula="of:=IF([en.B80]=&quot;&quot;;&quot;&quot;;[en.B80])">
            <text:p/>
          </table:table-cell>
        </table:table-row>
        <table:table-row table:style-name="ro1">
          <table:table-cell table:formula="of:=IF([en.A81]=&quot;&quot;;&quot;&quot;;[en.A81])">
            <text:p/>
          </table:table-cell>
          <table:table-cell table:formula="of:=IF([en.B81]=&quot;&quot;;&quot;&quot;;[en.B81])">
            <text:p/>
          </table:table-cell>
        </table:table-row>
        <table:table-row table:style-name="ro1">
          <table:table-cell table:formula="of:=IF([en.A82]=&quot;&quot;;&quot;&quot;;[en.A82])">
            <text:p/>
          </table:table-cell>
          <table:table-cell table:formula="of:=IF([en.B82]=&quot;&quot;;&quot;&quot;;[en.B82])">
            <text:p/>
          </table:table-cell>
        </table:table-row>
        <table:table-row table:style-name="ro1">
          <table:table-cell table:formula="of:=IF([en.A83]=&quot;&quot;;&quot;&quot;;[en.A83])">
            <text:p/>
          </table:table-cell>
          <table:table-cell table:formula="of:=IF([en.B83]=&quot;&quot;;&quot;&quot;;[en.B83])">
            <text:p/>
          </table:table-cell>
        </table:table-row>
        <table:table-row table:style-name="ro1">
          <table:table-cell table:formula="of:=IF([en.A84]=&quot;&quot;;&quot;&quot;;[en.A84])">
            <text:p/>
          </table:table-cell>
          <table:table-cell table:formula="of:=IF([en.B84]=&quot;&quot;;&quot;&quot;;[en.B84])">
            <text:p/>
          </table:table-cell>
        </table:table-row>
        <table:table-row table:style-name="ro1">
          <table:table-cell table:formula="of:=IF([en.A85]=&quot;&quot;;&quot;&quot;;[en.A85])">
            <text:p/>
          </table:table-cell>
          <table:table-cell table:formula="of:=IF([en.B85]=&quot;&quot;;&quot;&quot;;[en.B85])">
            <text:p/>
          </table:table-cell>
        </table:table-row>
        <table:table-row table:style-name="ro1">
          <table:table-cell table:formula="of:=IF([en.A86]=&quot;&quot;;&quot;&quot;;[en.A86])">
            <text:p/>
          </table:table-cell>
          <table:table-cell table:formula="of:=IF([en.B86]=&quot;&quot;;&quot;&quot;;[en.B86])">
            <text:p/>
          </table:table-cell>
        </table:table-row>
        <table:table-row table:style-name="ro1">
          <table:table-cell table:formula="of:=IF([en.A87]=&quot;&quot;;&quot;&quot;;[en.A87])">
            <text:p/>
          </table:table-cell>
          <table:table-cell table:formula="of:=IF([en.B87]=&quot;&quot;;&quot;&quot;;[en.B87])">
            <text:p/>
          </table:table-cell>
        </table:table-row>
        <table:table-row table:style-name="ro1">
          <table:table-cell table:formula="of:=IF([en.A88]=&quot;&quot;;&quot;&quot;;[en.A88])">
            <text:p/>
          </table:table-cell>
          <table:table-cell table:formula="of:=IF([en.B88]=&quot;&quot;;&quot;&quot;;[en.B88])">
            <text:p/>
          </table:table-cell>
        </table:table-row>
        <table:table-row table:style-name="ro1">
          <table:table-cell table:formula="of:=IF([en.A89]=&quot;&quot;;&quot;&quot;;[en.A89])">
            <text:p/>
          </table:table-cell>
          <table:table-cell table:formula="of:=IF([en.B89]=&quot;&quot;;&quot;&quot;;[en.B89])">
            <text:p/>
          </table:table-cell>
        </table:table-row>
        <table:table-row table:style-name="ro1">
          <table:table-cell table:formula="of:=IF([en.A90]=&quot;&quot;;&quot;&quot;;[en.A90])">
            <text:p/>
          </table:table-cell>
          <table:table-cell table:formula="of:=IF([en.B90]=&quot;&quot;;&quot;&quot;;[en.B90])">
            <text:p/>
          </table:table-cell>
        </table:table-row>
        <table:table-row table:style-name="ro1">
          <table:table-cell table:formula="of:=IF([en.A91]=&quot;&quot;;&quot;&quot;;[en.A91])">
            <text:p/>
          </table:table-cell>
          <table:table-cell table:formula="of:=IF([en.B91]=&quot;&quot;;&quot;&quot;;[en.B91])">
            <text:p/>
          </table:table-cell>
        </table:table-row>
        <table:table-row table:style-name="ro1">
          <table:table-cell table:formula="of:=IF([en.A92]=&quot;&quot;;&quot;&quot;;[en.A92])">
            <text:p/>
          </table:table-cell>
          <table:table-cell table:formula="of:=IF([en.B92]=&quot;&quot;;&quot;&quot;;[en.B92])">
            <text:p/>
          </table:table-cell>
        </table:table-row>
        <table:table-row table:style-name="ro1">
          <table:table-cell table:formula="of:=IF([en.A93]=&quot;&quot;;&quot;&quot;;[en.A93])">
            <text:p/>
          </table:table-cell>
          <table:table-cell table:formula="of:=IF([en.B93]=&quot;&quot;;&quot;&quot;;[en.B93])">
            <text:p/>
          </table:table-cell>
        </table:table-row>
        <table:table-row table:style-name="ro1">
          <table:table-cell table:formula="of:=IF([en.A94]=&quot;&quot;;&quot;&quot;;[en.A94])">
            <text:p/>
          </table:table-cell>
          <table:table-cell table:formula="of:=IF([en.B94]=&quot;&quot;;&quot;&quot;;[en.B94])">
            <text:p/>
          </table:table-cell>
        </table:table-row>
        <table:table-row table:style-name="ro1">
          <table:table-cell table:formula="of:=IF([en.A95]=&quot;&quot;;&quot;&quot;;[en.A95])">
            <text:p/>
          </table:table-cell>
          <table:table-cell table:formula="of:=IF([en.B95]=&quot;&quot;;&quot;&quot;;[en.B95])">
            <text:p/>
          </table:table-cell>
        </table:table-row>
        <table:table-row table:style-name="ro1">
          <table:table-cell table:formula="of:=IF([en.A96]=&quot;&quot;;&quot;&quot;;[en.A96])">
            <text:p/>
          </table:table-cell>
          <table:table-cell table:formula="of:=IF([en.B96]=&quot;&quot;;&quot;&quot;;[en.B96])">
            <text:p/>
          </table:table-cell>
        </table:table-row>
        <table:table-row table:style-name="ro1">
          <table:table-cell table:formula="of:=IF([en.A97]=&quot;&quot;;&quot;&quot;;[en.A97])">
            <text:p/>
          </table:table-cell>
          <table:table-cell table:formula="of:=IF([en.B97]=&quot;&quot;;&quot;&quot;;[en.B97])">
            <text:p/>
          </table:table-cell>
        </table:table-row>
        <table:table-row table:style-name="ro1">
          <table:table-cell table:formula="of:=IF([en.A98]=&quot;&quot;;&quot;&quot;;[en.A98])">
            <text:p/>
          </table:table-cell>
          <table:table-cell table:formula="of:=IF([en.B98]=&quot;&quot;;&quot;&quot;;[en.B98])">
            <text:p/>
          </table:table-cell>
        </table:table-row>
        <table:table-row table:style-name="ro1">
          <table:table-cell table:formula="of:=IF([en.A99]=&quot;&quot;;&quot;&quot;;[en.A99])">
            <text:p/>
          </table:table-cell>
          <table:table-cell table:formula="of:=IF([en.B99]=&quot;&quot;;&quot;&quot;;[en.B99])">
            <text:p/>
          </table:table-cell>
        </table:table-row>
        <table:table-row table:style-name="ro1">
          <table:table-cell table:formula="of:=IF([en.A100]=&quot;&quot;;&quot;&quot;;[en.A100])">
            <text:p/>
          </table:table-cell>
          <table:table-cell table:formula="of:=IF([en.B100]=&quot;&quot;;&quot;&quot;;[en.B100])">
            <text:p/>
          </table:table-cell>
        </table:table-row>
        <table:table-row table:style-name="ro1">
          <table:table-cell table:formula="of:=IF([en.A101]=&quot;&quot;;&quot;&quot;;[en.A101])">
            <text:p/>
          </table:table-cell>
          <table:table-cell table:formula="of:=IF([en.B101]=&quot;&quot;;&quot;&quot;;[en.B101])">
            <text:p/>
          </table:table-cell>
        </table:table-row>
        <table:table-row table:style-name="ro1">
          <table:table-cell table:formula="of:=IF([en.A102]=&quot;&quot;;&quot;&quot;;[en.A102])">
            <text:p/>
          </table:table-cell>
          <table:table-cell table:formula="of:=IF([en.B102]=&quot;&quot;;&quot;&quot;;[en.B102])">
            <text:p/>
          </table:table-cell>
        </table:table-row>
        <table:table-row table:style-name="ro1">
          <table:table-cell table:formula="of:=IF([en.A103]=&quot;&quot;;&quot;&quot;;[en.A103])">
            <text:p/>
          </table:table-cell>
          <table:table-cell table:formula="of:=IF([en.B103]=&quot;&quot;;&quot;&quot;;[en.B103])">
            <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4">00/00/0000</text:date>, <text:time style:data-style-name="N2" text:time-value="22:58:15.3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2H23M40S</meta:editing-duration>
    <meta:editing-cycles>53</meta:editing-cycles>
    <meta:generator>LibreOffice/6.4.0.3$Windows_X86_64 LibreOffice_project/b0a288ab3d2d4774cb44b62f04d5d28733ac6df8</meta:generator>
    <dc:date>2020-08-04T00:12:13.499000000</dc:date>
    <meta:document-statistic meta:table-count="2" meta:cell-count="1214" meta:object-count="0"/>
    <meta:user-defined meta:name="Info 1"/>
    <meta:user-defined meta:name="Info 2"/>
    <meta:user-defined meta:name="Info 3"/>
    <meta:user-defined meta:name="Info 4"/>
  </office:meta>
</office:document-meta>
</file>